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2.87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65cm" fo:min-width="1.86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1.98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08cm" fo:min-width="1.861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0.591cm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93cm" fo:min-width="4.655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2.54cm" svg:x="11.366cm" svg:y="1.333cm">
          <text:p text:style-name="P1">XGBoost</text:p>
          <text:p text:style-name="P1">Classifie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29cm" svg:height="2.54cm" svg:x="11.414cm" svg:y="6.207cm">
          <text:p text:style-name="P1">XGBoost</text:p>
          <text:p text:style-name="P1">Regresso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413cm" svg:height="2.567cm" svg:x="8.493cm" svg:y="1.354cm">
          <text:p text:style-name="P1">Basic</text:p>
          <text:p text:style-name="P1">Impu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54cm" svg:height="2.54cm" svg:x="5.572cm" svg:y="1.381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2.413cm" svg:height="3.81cm" svg:x="2.016cm" svg:y="3.159cm">
          <text:p text:style-name="P1">Split</text:p>
          <text:p text:style-name="P1">view -</text:p>
          <text:p text:style-name="P1">profi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4.795cm" svg:y1="2.603cm" svg:x2="15.287cm" svg:y2="4.381cm" draw:start-shape="id1" draw:start-glue-point="1" draw:end-shape="id2" draw:end-glue-point="0" svg:d="M14795 2603h492v1778" svg:viewBox="0 0 493 1779">
          <text:p/>
        </draw:connector>
        <draw:connector draw:style-name="gr5" draw:text-style-name="P3" draw:layer="layout" svg:x1="14.843cm" svg:y1="7.477cm" svg:x2="15.287cm" svg:y2="5.576cm" draw:start-shape="id3" draw:start-glue-point="1" draw:end-shape="id2" draw:end-glue-point="2" svg:d="M14843 7477h444v-1901" svg:viewBox="0 0 445 1902">
          <text:p/>
        </draw:connector>
        <draw:custom-shape draw:style-name="gr2" draw:text-style-name="P2" xml:id="id8" draw:id="id8" draw:layer="layout" svg:width="2.413cm" svg:height="2.567cm" svg:x="8.62cm" svg:y="6.207cm">
          <text:p text:style-name="P1">Basic</text:p>
          <text:p text:style-name="P1">Impu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2.54cm" svg:height="2.54cm" svg:x="5.699cm" svg:y="6.234cm">
          <text:p text:style-name="P1">Encoder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429cm" svg:y1="5.064cm" svg:x2="5.572cm" svg:y2="2.651cm" draw:start-shape="id4" draw:start-glue-point="1" draw:end-shape="id5" draw:end-glue-point="3" svg:d="M4429 5064h571v-2413h572" svg:viewBox="0 0 1144 2414">
          <text:p/>
        </draw:connector>
        <draw:connector draw:style-name="gr5" draw:text-style-name="P3" draw:layer="layout" svg:x1="4.429cm" svg:y1="5.064cm" svg:x2="5.699cm" svg:y2="7.504cm" draw:start-shape="id4" draw:start-glue-point="1" draw:end-shape="id6" svg:d="M4429 5064h635v2440h635" svg:viewBox="0 0 1271 2441">
          <text:p/>
        </draw:connector>
        <draw:connector draw:style-name="gr5" draw:text-style-name="P3" draw:layer="layout" svg:x1="8.112cm" svg:y1="2.651cm" svg:x2="8.493cm" svg:y2="2.637cm" draw:start-shape="id5" draw:start-glue-point="1" draw:end-shape="id7" draw:end-glue-point="3" svg:d="M8112 2651h190v-14h191" svg:viewBox="0 0 382 15">
          <text:p/>
        </draw:connector>
        <draw:connector draw:style-name="gr5" draw:text-style-name="P3" draw:layer="layout" svg:x1="10.906cm" svg:y1="2.637cm" svg:x2="11.366cm" svg:y2="2.603cm" draw:start-shape="id7" draw:start-glue-point="1" draw:end-shape="id1" draw:end-glue-point="3" svg:d="M10906 2637h229v-34h231" svg:viewBox="0 0 461 35">
          <text:p/>
        </draw:connector>
        <draw:connector draw:style-name="gr5" draw:text-style-name="P3" draw:layer="layout" svg:x1="8.239cm" svg:y1="7.504cm" svg:x2="8.62cm" svg:y2="7.49cm" draw:start-shape="id6" draw:start-glue-point="1" draw:end-shape="id8" draw:end-glue-point="3" svg:d="M8239 7504h190v-14h191" svg:viewBox="0 0 382 15">
          <text:p/>
        </draw:connector>
        <draw:connector draw:style-name="gr5" draw:text-style-name="P3" draw:layer="layout" svg:x1="11.033cm" svg:y1="7.49cm" svg:x2="11.414cm" svg:y2="7.477cm" draw:start-shape="id8" draw:start-glue-point="1" draw:end-shape="id3" draw:end-glue-point="3" svg:d="M11033 7490h190v-13h191" svg:viewBox="0 0 382 14">
          <text:p/>
        </draw:connector>
        <draw:frame draw:style-name="gr6" draw:text-style-name="P4" draw:layer="layout" svg:width="2.286cm" svg:height="1.397cm" svg:x="14.843cm" svg:y="1.762cm">
          <draw:text-box>
            <text:p><text:span text:style-name="T1">P(view)</text:span></text:p>
          </draw:text-box>
        </draw:frame>
        <draw:frame draw:style-name="gr6" draw:text-style-name="P4" draw:layer="layout" svg:width="4.191cm" svg:height="1.397cm" svg:x="14.716cm" svg:y="7.477cm">
          <draw:text-box>
            <text:p><text:span text:style-name="T1">E[profit | view]</text:span></text:p>
          </draw:text-box>
        </draw:frame>
        <draw:frame draw:style-name="gr7" draw:text-style-name="P4" xml:id="id10" draw:id="id10" draw:layer="layout" svg:width="2.286cm" svg:height="0.841cm" svg:x="18.399cm" svg:y="4.556cm">
          <draw:text-box>
            <text:p><text:span text:style-name="T1">E[profit]</text:span></text:p>
          </draw:text-box>
        </draw:frame>
        <draw:frame draw:style-name="gr8" draw:text-style-name="P4" xml:id="id9" draw:id="id9" draw:layer="layout" svg:width="0.889cm" svg:height="0.806cm" svg:x="0.619cm" svg:y="4.639cm">
          <draw:text-box>
            <text:p><text:span text:style-name="T1">X</text:span></text:p>
          </draw:text-box>
        </draw:frame>
        <draw:connector draw:style-name="gr5" draw:text-style-name="P3" draw:layer="layout" draw:type="line" svg:x1="1.508cm" svg:y1="5.042cm" svg:x2="2.016cm" svg:y2="5.064cm" draw:start-shape="id9" draw:start-glue-point="1" draw:end-shape="id4" svg:d="M1508 5042l508 22" svg:viewBox="0 0 509 23">
          <text:p/>
        </draw:connector>
        <draw:custom-shape draw:style-name="gr9" draw:text-style-name="P6" xml:id="id2" draw:id="id2" draw:layer="layout" svg:width="5.207cm" svg:height="1.195cm" svg:x="12.684cm" svg:y="4.381cm">
          <text:p text:style-name="P5"><text:span text:style-name="T2">P(</text:span><text:span text:style-name="T2">vi</text:span><text:span text:style-name="T2">e</text:span><text:span text:style-name="T2">w</text:span><text:span text:style-name="T2">)E</text:span><text:span text:style-name="T2">(p</text:span><text:span text:style-name="T2">ro</text:span><text:span text:style-name="T2">fit </text:span><text:span text:style-name="T2">| </text:span><text:span text:style-name="T2">vi</text:span><text:span text:style-name="T2">e</text:span><text:span text:style-name="T2">w</text:span><text:span text:style-name="T2">) </text:span></text:p>
          <text:p text:style-name="P5"><text:span text:style-name="T2">+ </text:span><text:span text:style-name="T2">[1</text:span><text:span text:style-name="T2">-</text:span><text:span text:style-name="T2">P(</text:span><text:span text:style-name="T2">vi</text:span><text:span text:style-name="T2">e</text:span><text:span text:style-name="T2">w</text:span><text:span text:style-name="T2">)]</text:span><text:span text:style-name="T2">E(</text:span><text:span text:style-name="T2">pr</text:span><text:span text:style-name="T2">of</text:span><text:span text:style-name="T2">it | </text:span><text:span text:style-name="T2">n</text:span><text:span text:style-name="T2">ul</text:span><text:span text:style-name="T2">l)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891cm" svg:y1="4.978cm" svg:x2="18.399cm" svg:y2="4.976cm" draw:start-shape="id2" draw:start-glue-point="1" draw:end-shape="id10" draw:end-glue-point="3" svg:d="M17891 4978h267v-2h241" svg:viewBox="0 0 509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09:24:36.968502384</meta:creation-date>
    <dc:date>2019-01-24T07:47:39.929776857</dc:date>
    <meta:editing-duration>PT8M24S</meta:editing-duration>
    <meta:editing-cycles>3</meta:editing-cycles>
    <meta:generator>LibreOffice/6.0.7.3$Linux_X86_64 LibreOffice_project/00m0$Build-3</meta:generator>
    <meta:document-statistic meta:object-count="22"/>
  </office:meta>
</office:document-meta>
</file>